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2e604" officeooo:paragraph-rsid="0012e604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3a291" officeooo:paragraph-rsid="0013a291" fo:background-color="transparent" style:font-name-asian="Calibri" style:font-name-complex="Calibri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7adf4" officeooo:paragraph-rsid="0017adf4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ac8d6" officeooo:paragraph-rsid="001ac8d6" fo:background-color="transparent" style:font-name-asian="Calibri" style:font-name-complex="Calibri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b3aaa" officeooo:paragraph-rsid="001b3aaa" fo:background-color="transparent" style:font-name-asian="Calibri" style:font-name-complex="Calibri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ddd67" officeooo:paragraph-rsid="001ddd67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3" style:family="text">
      <style:text-properties officeooo:rsid="00131e60"/>
    </style:style>
    <style:style style:name="T4" style:family="text">
      <style:text-properties officeooo:rsid="0013859a"/>
    </style:style>
    <style:style style:name="T5" style:family="text">
      <style:text-properties officeooo:rsid="00143214"/>
    </style:style>
    <style:style style:name="T6" style:family="text">
      <style:text-properties officeooo:rsid="0014749f"/>
    </style:style>
    <style:style style:name="T7" style:family="text">
      <style:text-properties officeooo:rsid="0016318e"/>
    </style:style>
    <style:style style:name="T8" style:family="text">
      <style:text-properties officeooo:rsid="001841df"/>
    </style:style>
    <style:style style:name="T9" style:family="text">
      <style:text-properties officeooo:rsid="001adb84"/>
    </style:style>
    <style:style style:name="T10" style:family="text">
      <style:text-properties officeooo:rsid="001bfec2"/>
    </style:style>
    <style:style style:name="T11" style:family="text">
      <style:text-properties officeooo:rsid="001e65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PROCESSO DE DESENVOLVIMENTO </text:p>
      <text:p text:style-name="P2">processos = metodologias</text:p>
      <text:p text:style-name="P2">WORKFLOW = metodologia de desenvolvimento </text:p>
      <text:p text:style-name="P2">ETAPAS:</text:p>
      <text:p text:style-name="P2">-IDÉIA</text:p>
      <text:p text:style-name="P2">-REQUISITOS </text:p>
      <text:p text:style-name="P2">-ANÁLISE </text:p>
      <text:p text:style-name="P2">-ESPECIFICAÇÃO </text:p>
      <text:p text:style-name="P2">-CODIFICAÇÃO</text:p>
      <text:p text:style-name="P2">-TESTES </text:p>
      <text:p text:style-name="P2">-IMPLANTAÇÃO</text:p>
      <text:p text:style-name="P1"><text:span text:style-name="T1"/></text:p>
      <text:p text:style-name="P2">O GERENCIAMENTO DE PROCESSOS </text:p>
      <text:p text:style-name="P2">-conjunto de conhecimentos que serão utilizados para guiar a condução do projeto</text:p>
      <text:p text:style-name="P4">ESCOPO-PRODUTO </text:p>
      <text:p text:style-name="P4">-ideia = início </text:p>
      <text:p text:style-name="P4">-<text:span text:style-name="T3">pré-projeto = </text:span><text:span text:style-name="T4">requisitos</text:span><text:span text:style-name="T3"> </text:span></text:p>
      <text:p text:style-name="P4">-<text:span text:style-name="T3">projeto lógico = </text:span><text:span text:style-name="T4">modelo conceitual </text:span><text:span text:style-name="T3"><text:s/></text:span></text:p>
      <text:p text:style-name="P5">-projeto físico = DB, classes e infra </text:p>
      <text:p text:style-name="P5">-<text:span text:style-name="T5">construção = codificação </text:span></text:p>
      <text:p text:style-name="P5">-<text:span text:style-name="T6">homologação = testes integrados </text:span></text:p>
      <text:p text:style-name="P5">-<text:span text:style-name="T7">implantação = mandar para produção </text:span></text:p>
      <text:p text:style-name="P5"/>
      <text:p text:style-name="P6">OBJETIVOS DA METOLOGIA DE DESENVOLVIMENTO </text:p>
      <text:p text:style-name="P6">-<text:span text:style-name="T8">visa alta qualidade, agilidade na produção e efetividade. </text:span></text:p>
      <text:p text:style-name="P6"/>
      <text:p text:style-name="P7">OBJETIVOS DA METODOLOGIA DE GESTÃO </text:p>
      <text:p text:style-name="P7">-<text:span text:style-name="T9">garantir: escopo, tempo, custos e qualidade a níveis aceitáveis. </text:span></text:p>
      <text:p text:style-name="P7"/>
      <text:p text:style-name="P8"><text:soft-page-break/>INTERAÇÃO ENTRE COMPONENTES </text:p>
      <text:p text:style-name="P8">-<text:span text:style-name="T10">é o momento em que todos os fatores do sistema são levantados. </text:span></text:p>
      <text:p text:style-name="P8"/>
      <text:p text:style-name="P9">ESPECIFICAÇÃO DE COMPONENTES </text:p>
      <text:p text:style-name="P9">-<text:span text:style-name="T11">ok</text:span></text:p>
      <text:p text:style-name="P6"/>
      <text:p text:style-name="P7"/>
      <text:p text:style-name="P6"/>
      <text:p text:style-name="P6"/>
      <text:p text:style-name="P6"/>
      <text:p text:style-name="P5"/>
      <text:p text:style-name="P5"/>
      <text:p text:style-name="P2"/>
      <text:p text:style-name="P1"><text:span text:style-name="T1"/></text:p>
      <text:p text:style-name="P1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6T13:16:52.435000000</dc:date>
    <meta:editing-duration>PT1H14S</meta:editing-duration>
    <meta:editing-cycles>18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9" meta:word-count="113" meta:character-count="839" meta:non-whitespace-character-count="732"/>
  </office:meta>
</office:document-meta>
</file>